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Pictures/10000000000004B0000002585BC49250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Pictures/10000000000001230000019E07C377E9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05c0b7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09e5f8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05c0b7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9e5f8" style:font-name-asian="OzHandicraft BT" style:font-size-asian="16pt" style:font-name-complex="OzHandicraft BT" style:font-size-complex="16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09e5f8" officeooo:paragraph-rsid="0009e5f8" style:font-name-asian="OzHandicraft BT" style:font-size-asian="16pt" style:font-name-complex="OzHandicraft BT" style:font-size-complex="16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10ef61" officeooo:paragraph-rsid="0010ef61" style:font-name-asian="OzHandicraft BT" style:font-size-asian="16pt" style:font-name-complex="OzHandicraft BT" style:font-size-complex="16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0fa756" style:font-name-asian="OzHandicraft BT" style:font-size-asian="14pt" style:font-name-complex="OzHandicraft BT" style:font-size-complex="14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rsid="0009e5f8" officeooo:paragraph-rsid="0009e5f8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2.54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1.27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18" style:family="paragraph" style:parent-style-name="Standard" style:master-page-name="Page_20_Style_20_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19" style:family="paragraph">
      <style:paragraph-properties fo:text-align="center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4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5" style:family="text">
      <style:text-properties fo:color="#000000" style:font-name="OzHandicraft BT" fo:font-size="16pt" officeooo:rsid="0009e5f8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7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8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9" style:family="text">
      <style:text-properties officeooo:rsid="0009e5f8"/>
    </style:style>
    <style:style style:name="T10" style:family="text">
      <style:text-properties officeooo:rsid="000a95e5"/>
    </style:style>
    <style:style style:name="T11" style:family="text">
      <style:text-properties officeooo:rsid="000c1333"/>
    </style:style>
    <style:style style:name="T12" style:family="text">
      <style:text-properties officeooo:rsid="000fa756"/>
    </style:style>
    <style:style style:name="T13" style:family="text">
      <style:text-properties officeooo:rsid="0012e519"/>
    </style:style>
    <style:style style:name="T14" style:family="text">
      <style:text-properties officeooo:rsid="00132c7b"/>
    </style:style>
    <style:style style:name="T15" style:family="text">
      <style:text-properties officeooo:rsid="0014d0c4"/>
    </style:style>
    <style:style style:name="T16" style:family="text">
      <style:text-properties officeooo:rsid="0015dc9f"/>
    </style:style>
    <style:style style:name="T17" style:family="text">
      <style:text-properties officeooo:rsid="0017ea59"/>
    </style:style>
    <style:style style:name="T18" style:family="text">
      <style:text-properties officeooo:rsid="001d4200"/>
    </style:style>
    <style:style style:name="T19" style:family="text">
      <style:text-properties officeooo:rsid="001d5f73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4"/>
      <text:p text:style-name="P4"/>
      <text:p text:style-name="P4"/>
      <text:p text:style-name="P4"/>
      <text:p text:style-name="P15"/>
      <text:p text:style-name="P4"/>
      <text:p text:style-name="P4"/>
      <text:p text:style-name="P6"/>
      <text:p text:style-name="P7"><draw:frame draw:style-name="fr2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2"/><text:span text:style-name="T9">pnkn ale</text:span> <text:s text:c="65"/></text:p>
      <text:p text:style-name="P3"><text:span text:style-name="T4">Brew Date: <text:s text:c="3"/></text:span><text:span text:style-name="T5">Jan 3 '15</text:span></text:p>
      <text:p text:style-name="P3"><text:span text:style-name="T4">Batch Size:</text:span><text:span text:style-name="T8"> 10 gal</text:span><text:span text:style-name="T4"><text:tab/><text:tab/><text:tab/></text:span></text:p>
      <text:p text:style-name="P1"><text:span text:style-name="T4">Target OG/◦P: <text:s text:c="2"/></text:span><text:span text:style-name="T5">1.065</text:span><text:span text:style-name="T2"> <text:s text:c="15"/><text:tab/><text:tab/><text:tab/><text:tab/></text:span><text:span text:style-name="T1"> <text:s/></text:span></text:p>
      <text:p text:style-name="P1"><draw:line text:anchor-type="paragraph" draw:z-index="3" draw:style-name="gr2" draw:text-style-name="P19" svg:x1="1.543cm" svg:y1="0.624cm" svg:x2="1.622cm" svg:y2="6.577cm"><text:p/></draw:line><draw:line text:anchor-type="paragraph" draw:z-index="5" draw:style-name="gr2" draw:text-style-name="P19" svg:x1="3.29cm" svg:y1="0.462cm" svg:x2="3.369cm" svg:y2="6.415cm"><text:p/></draw:line><text:span text:style-name="T6">Amnt lb/kg <text:s/>Ingredient <text:s text:c="12"/></text:span><text:span text:style-name="T4"><text:s text:c="2"/></text:span></text:p>
      <text:p text:style-name="P10">11.5 <text:s text:c="5"/># <text:s text:c="5"/>pale</text:p>
      <text:p text:style-name="P10">10 <text:s text:c="8"/># <text:s text:c="5"/>ESB</text:p>
      <text:p text:style-name="P7"><text:s/><text:span text:style-name="T9">1 <text:s text:c="10"/># <text:s text:c="4"/>wheat</text:span></text:p>
      <text:p text:style-name="P7"><text:s/><text:span text:style-name="T9">1 <text:s text:c="10"/># <text:s text:c="4"/>biscuit</text:span></text:p>
      <text:p text:style-name="P9"><draw:custom-shape text:anchor-type="paragraph" draw:z-index="2" draw:style-name="gr1" draw:text-style-name="P19" svg:width="0.583cm" svg:height="0.53cm" svg:x="16.36cm" svg:y="0.291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0.5 <text:s text:c="6"/># <text:s text:c="5"/>crystal 20l</text:p>
      <text:p text:style-name="P11">5.945 <text:s/>kg <text:s text:c="5"/>rstd pnkn</text:p>
      <text:p text:style-name="P7"><text:s/>1 <text:s text:c="15"/>Tsp NaCl (mash)</text:p>
      <text:p text:style-name="P7">1 <text:s text:c="16"/>tsp <text:s/>NaCl(sparge)<text:tab/><text:tab/><text:tab/></text:p>
      <text:p text:style-name="P7">5 <text:s text:c="16"/>Tsp Sprchrg</text:p>
      <text:p text:style-name="P16"><draw:line text:anchor-type="paragraph" draw:z-index="4" draw:style-name="gr2" draw:text-style-name="P19" svg:x1="1.623cm" svg:y1="0.626cm" svg:x2="1.702cm" svg:y2="0.6cm"><text:p/></draw:line> <text:s text:c="4"/>Irish Moss</text:p>
      <text:p text:style-name="P17"><text:s text:c="13"/>Nottingham Yeast</text:p>
      <text:p text:style-name="P7"/>
      <text:p text:style-name="P7"/>
      <text:p text:style-name="P7"/>
      <text:p text:style-name="P7"><draw:line text:anchor-type="paragraph" draw:z-index="7" draw:style-name="gr2" draw:text-style-name="P19" svg:x1="7.497cm" svg:y1="0.564cm" svg:x2="7.576cm" svg:y2="4.004cm"><text:p/></draw:line>Qt <text:s/>oz/g <text:s text:c="2"/>Hop/Seasoning <text:s text:c="13"/><text:span text:style-name="T9">time</text:span></text:p>
      <text:p text:style-name="P8"><draw:line text:anchor-type="paragraph" draw:z-index="6" draw:style-name="gr2" draw:text-style-name="P19" svg:x1="2.549cm" svg:y1="0.012cm" svg:x2="2.628cm" svg:y2="3.452cm"><text:p/></draw:line><text:span text:style-name="T9">40 <text:s text:c="3"/>g <text:s text:c="5"/>fuggles</text:span> <text:s text:c="16"/><text:span text:style-name="T9">60 min/actual(90)</text:span></text:p>
      <text:p text:style-name="P14">45 <text:s text:c="9"/>g <text:s text:c="10"/>Goldings <text:s text:c="34"/>15 min</text:p>
      <text:p text:style-name="P2"/>
      <text:p text:style-name="P2"/>
      <text:p text:style-name="P2"/>
      <text:p text:style-name="P2"><text:span text:style-name="T4"><text:s text:c="807"/></text:span><text:span text:style-name="T7">Stage <text:s text:c="13"/>Date <text:s text:c="17"/></text:span></text:p>
      <text:p text:style-name="P12">Primary: <text:span text:style-name="T18">Jan 3'16</text:span></text:p>
      <text:p text:style-name="P12">Racked:<text:tab/><text:span text:style-name="T18">Jan8'16</text:span><text:tab/><text:tab/><text:tab/><text:tab/><text:tab/></text:p>
      <text:p text:style-name="P12">Racked:</text:p>
      <text:p text:style-name="P12">Bottled:<text:tab/><text:tab/><text:span text:style-name="T19">Jan 26 8x1L</text:span><text:tab/><text:tab/><text:tab/><text:tab/></text:p>
      <text:p text:style-name="P12">Kegged: <text:s text:c="5"/><text:span text:style-name="T19">Jan 26 2x5gal</text:span></text:p>
      <text:p text:style-name="P12">Re-Kegged:</text:p>
      <text:p text:style-name="P1"><text:span text:style-name="T7">Purged:</text:span><text:span text:style-name="T3"><text:tab/><text:tab/><text:tab/><text:tab/><text:tab/><text:tab/>Charged:</text:span></text:p>
      <text:p text:style-name="P12"/>
      <text:p text:style-name="P12"/>
      <text:p text:style-name="P12"><text:soft-page-break/></text:p>
      <text:p text:style-name="P12"/>
      <text:p text:style-name="P12"/>
      <text:p text:style-name="P12">Start Time: <text:span text:style-name="T9">7:15</text:span></text:p>
      <text:p text:style-name="P12"><draw:frame draw:style-name="fr3" draw:name="Object2" text:anchor-type="paragraph" svg:x="9.216cm" svg:y="0.051cm" svg:width="11.733cm" svg:height="16.813cm" draw:z-index="8"><draw:object xlink:href="./Object 3" xlink:type="simple" xlink:show="embed" xlink:actuate="onLoad"/><draw:image xlink:href="./ObjectReplacements/Object 3" xlink:type="simple" xlink:show="embed" xlink:actuate="onLoad"/></draw:frame>Fill mash tun:<text:tab/><text:span text:style-name="T10">Sat</text:span></text:p>
      <text:p text:style-name="P13">Fill sparge kettle: <text:span text:style-name="T10">Sat</text:span><text:tab/></text:p>
      <text:p text:style-name="P13">Fire burners: <text:span text:style-name="T10">7:15</text:span>am</text:p>
      <text:p text:style-name="P12">Heat Mash Tun : Target Temp: 1<text:span text:style-name="T10">54</text:span> <text:s text:c="4"/></text:p>
      <text:p text:style-name="P12">Heat Sparge Kettle: Target Temp: 160</text:p>
      <text:p text:style-name="P12">Target Temp (Mash): 154</text:p>
      <text:p text:style-name="P12">Grind grain: <text:s text:c="3"/><text:span text:style-name="T10">7:30</text:span></text:p>
      <text:p text:style-name="P12">sparge temp:<text:span text:style-name="T11">160</text:span></text:p>
      <text:p text:style-name="P12">Strike Temp: <text:span text:style-name="T11">153</text:span></text:p>
      <text:p text:style-name="P12">pump temp: <text:s/><text:span text:style-name="T11">154</text:span></text:p>
      <text:p text:style-name="P12">Mash in: <text:span text:style-name="T11">153</text:span></text:p>
      <text:p text:style-name="P12">Temp: <text:span text:style-name="T11">150</text:span></text:p>
      <text:p text:style-name="P12">Raise/Lower Temp:</text:p>
      <text:p text:style-name="P12">Heat On : <text:s text:c="8"/>Heat Off: <text:s text:c="7"/></text:p>
      <text:p text:style-name="P12">Mash: Duration: <text:s/><text:span text:style-name="T11">90</text:span> <text:span text:style-name="T12">min</text:span> <text:s text:c="4"/></text:p>
      <text:p text:style-name="P12">Start: <text:s text:c="3"/><text:span text:style-name="T11">8:50</text:span> <text:s text:c="4"/>Finish: <text:span text:style-name="T11">10:20</text:span></text:p>
      <text:p text:style-name="P12">Heat (to deactivate enzymes)<text:tab/><text:tab/></text:p>
      <text:p text:style-name="P12">Target Temp: 168 <text:s text:c="2"/>Start:<text:span text:style-name="T12">10:20</text:span> <text:s text:c="5"/></text:p>
      <text:p text:style-name="P12">Finish: <text:s/><text:span text:style-name="T12">11:00</text:span> </text:p>
      <text:p text:style-name="P12">Heat Sparge H20 (Target175◦) <text:s text:c="7"/></text:p>
      <text:p text:style-name="P12">Sparge: Start: <text:s/><text:span text:style-name="T12">11:05</text:span></text:p>
      <text:p text:style-name="P12">Finish: <text:span text:style-name="T13">12:13</text:span></text:p>
      <text:p text:style-name="P12">Wort collected: <text:s text:c="2"/><text:span text:style-name="T13">kettle+13qts</text:span></text:p>
      <text:p text:style-name="P12">Boil : Burner On: <text:s/><text:span text:style-name="T13">11:30</text:span></text:p>
      <text:p text:style-name="P12">Rolling Boil: <text:span text:style-name="T14">12:38</text:span> <text:s text:c="2"/></text:p>
      <text:p text:style-name="P12">Hops In: <text:s/><text:span text:style-name="T15">12:40</text:span> <text:s text:c="2"/>Hops In: <text:s text:c="2"/><text:span text:style-name="T15">1:55</text:span> <text:s text:c="3"/></text:p>
      <text:p text:style-name="P12">Duration: 90 min <text:s/>Start: <text:s/><text:span text:style-name="T15">12:40</text:span></text:p>
      <text:p text:style-name="P12">Finish: <text:s text:c="6"/><text:span text:style-name="T15">2:10</text:span></text:p>
      <text:p text:style-name="P12">Burner Off: <text:span text:style-name="T16">2:12</text:span></text:p>
      <text:p text:style-name="P12">Rest 15 min <text:s text:c="7"/></text:p>
      <text:p text:style-name="P12">Pump and chill: <text:s text:c="4"/></text:p>
      <text:p text:style-name="P12">Start: <text:s/><text:span text:style-name="T16">2:27</text:span> <text:s text:c="5"/>Finish: <text:s text:c="5"/></text:p>
      <text:p text:style-name="P12">OG : <text:s text:c="2"/><text:span text:style-name="T17">1.056</text:span></text:p>
      <text:p text:style-name="P12">Yeast: Nottingham (Lallemand) <text:s/></text:p>
      <text:p text:style-name="P12">Irish Moss</text:p>
      <text:p text:style-name="P5"/>
      <text:p text:style-name="P5"/>
      <text:p text:style-name="P5"/>
      <text:p text:style-name="P5">Notes: <text:span text:style-name="T12">circulation was slow thru mash until we blew the plug out of the coi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3-25T19:57:24.373877870</dc:date>
    <meta:editing-duration>PT3H31M39S</meta:editing-duration>
    <meta:editing-cycles>13</meta:editing-cycles>
    <meta:document-statistic meta:table-count="0" meta:image-count="0" meta:object-count="3" meta:page-count="2" meta:paragraph-count="65" meta:word-count="226" meta:character-count="2548" meta:non-whitespace-character-count="106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00" chart:maximum="200" chart:interval-major="1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733cm" svg:height="16.813cm" xlink:href="." xlink:type="simple" chart:class="chart:line" chart:style-name="ch1">
        <chart:title svg:x="4.023cm" svg:y="0.472cm" chart:style-name="ch2">
          <text:p>Pnkn Ale Jan 3'16</text:p>
        </chart:title>
        <chart:legend chart:legend-position="end" svg:x="9.066cm" svg:y="7.609cm" style:legend-expansion="high" chart:style-name="ch3"/>
        <chart:plot-area chart:style-name="ch4" chart:data-source-has-labels="both" svg:x="1.087cm" svg:y="1.337cm" svg:width="8.413cm" svg:height="13.042cm">
          <chartooo:coordinate-region svg:x="2.238cm" svg:y="1.536cm" svg:width="7.262cm" svg:height="11.798cm"/>
          <chart:axis chart:dimension="x" chart:name="primary-x" chart:style-name="ch5" chartooo:axis-type="auto">
            <chartooo:date-scale/>
            <chart:title svg:x="4.931cm" svg:y="14.715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293cm" svg:y="8.788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hton</text:p>
              </table:table-cell>
              <table:table-cell office:value-type="string">
                <text:p>sparge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mashtun target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arge target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mp targe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1">
                <text:p>151</text:p>
              </table:table-cell>
              <table:table-cell office:value-type="float" office:value="157">
                <text:p>15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3">
                <text:p>153</text:p>
              </table:table-cell>
              <table:table-cell office:value-type="float" office:value="157">
                <text:p>15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4">
                <text:p>154</text:p>
              </table:table-cell>
              <table:table-cell office:value-type="float" office:value="160">
                <text:p>16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5">
                <text:p>155</text:p>
              </table:table-cell>
              <table:table-cell office:value-type="float" office:value="160">
                <text:p>1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5">
                <text:p>155</text:p>
              </table:table-cell>
              <table:table-cell office:value-type="float" office:value="160">
                <text:p>16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5">
                <text:p>155</text:p>
              </table:table-cell>
              <table:table-cell office:value-type="float" office:value="160">
                <text:p>16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5">
                <text:p>155</text:p>
              </table:table-cell>
              <table:table-cell office:value-type="float" office:value="160">
                <text:p>16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5">
                <text:p>155</text:p>
              </table:table-cell>
              <table:table-cell office:value-type="float" office:value="160">
                <text:p>16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6">
                <text:p>156</text:p>
              </table:table-cell>
              <table:table-cell office:value-type="float" office:value="161">
                <text:p>16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6">
                <text:p>156</text:p>
              </table:table-cell>
              <table:table-cell office:value-type="float" office:value="160">
                <text:p>16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2">
                <text:p>162</text:p>
              </table:table-cell>
              <table:table-cell office:value-type="float" office:value="172">
                <text:p>17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1">
                <text:p>161</text:p>
              </table:table-cell>
              <table:table-cell office:value-type="float" office:value="170">
                <text:p>17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8">
                <text:p>168</text:p>
              </table:table-cell>
              <table:table-cell office:value-type="float" office:value="176">
                <text:p>176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